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 style:font-weight-complex="bold"/>
    </style:style>
    <style:style style:name="T19" style:parent-style-name="Standardnípísmoodstavce" style:family="text">
      <style:text-properties style:font-weight-complex="bold"/>
    </style:style>
    <style:style style:name="T20" style:parent-style-name="Standardnípísmoodstavce" style:family="text">
      <style:text-properties style:font-weight-complex="bold"/>
    </style:style>
    <style:style style:name="T21" style:parent-style-name="Standardnípísmoodstavce" style:family="text">
      <style:text-properties fo:font-weight="bold" style:font-weight-asian="bold" style:font-weight-complex="bold"/>
    </style:style>
    <style:style style:name="P22" style:parent-style-name="podpis" style:family="paragraph">
      <style:paragraph-properties fo:text-align="start" fo:margin-left="0in">
        <style:tab-stops/>
      </style:paragraph-properties>
    </style:style>
    <style:style style:name="P23" style:parent-style-name="podpis" style:family="paragraph">
      <style:paragraph-properties fo:text-align="start" fo:margin-left="0in">
        <style:tab-stops/>
      </style:paragraph-properties>
      <style:text-properties style:font-name-complex="Times New Roman" fo:font-weight="bold" style:font-weight-asian="bold" fo:color="#008576" fo:font-size="12pt" style:font-size-asian="12pt" style:font-size-complex="13pt"/>
    </style:style>
    <style:style style:name="P24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3/2020<text:bookmark-end text:name="Text14"/></text:p>
            <text:p text:style-name="Normální">KVOP-7347/2020<text:bookmark-end text:name="Text2"/></text:p>
            <text:p text:style-name="Normální"><text:bookmark-start text:name="Text6"/>14. 02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 <text:s text:c="4"/><text:bookmark-end text:name="Text8"/></text:p>
            <text:p text:style-name="Normální"><text:bookmark-start text:name="Text9"/>Mgr.<text:s/>M. D.</text:p>
            <text:p text:style-name="Normální">advokátní kancelář<text:bookmark-end text:name="Text9"/>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magistro,</text:p>
      <text:p text:style-name="Základnítext">dne 3. února 2020 obdržela Kancelář veřejného ochránce práv Vaším prostřednictvím žádost Mgr.<text:s/>I. P., bytem<text:s/>xxx, podle zákona č. 106/1999 Sb., o svobodném přístupu k informacím, ve znění pozdějších předpisů, ve které požaduje poskytnutí zprávy ve věci sp. zn. 324/2018/VOP/MKČ. </text:p>
      <text:p text:style-name="Základnítext">Ve smyslu zákona o svobodném přístupu k informacím,<text:s/><text:span text:style-name="T18">se, po nezbytné anonymizaci <text:s text:c="13"/></text:span><text:span text:style-name="T19">(v rozsahu jména a bydliště stěžova</text:span><text:span text:style-name="T20">tele)</text:span><text:span text:style-name="T21"><text:s/>poskytuje níže uvedená informace</text:span>:</text:p>
      <text:p text:style-name="Základnítext">Zpráva zástupce veřejné ochránkyně práv JUDr. Stanislava Křečka ze dne 12. září 2018, sp.zn. 324/2018/VOP/MKČ.</text:p>
      <text:p text:style-name="Základnítext">S pozdravem</text:p>
      <text:p text:style-name="podpis"/>
      <text:p text:style-name="podpis">JUDr. Pavel Pořízek, Ph.D.<text:s/><text:s/>v. r.</text:p>
      <text:p text:style-name="podpis">vedoucí Kanceláře veřejného ochránce práv</text:p>
      <text:p text:style-name="podpis">(podepsáno<text:s/>elektronicky)</text:p>
      <text:p text:style-name="podpis"/>
      <text:p text:style-name="podpis"/>
      <text:p text:style-name="podpis"/>
      <text:p text:style-name="podpis"/>
      <text:p text:style-name="P22"/>
      <text:p text:style-name="P23">Příloha</text:p>
      <text:p text:style-name="P24">Zpráva sp. zn. 324/2018/VOP/MKČ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77X8*</text:span></text:p>
        <text:p text:style-name="P12"><text:span text:style-name="T13">KVOPX00A77X8</text:span>KVOPX00A77X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2-25T09:25:00Z</meta:creation-date>
    <dc:date>2020-02-25T09:26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33" meta:character-count="922" meta:row-count="6" meta:non-whitespace-character-count="790"/>
  </office:meta>
</office:document-meta>
</file>